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text-properties officeooo:rsid="001b72d4" officeooo:paragraph-rsid="001b72d4"/>
    </style:style>
    <style:style style:name="P2" style:family="paragraph" style:parent-style-name="Standard">
      <style:text-properties officeooo:paragraph-rsid="0017baa2"/>
    </style:style>
    <style:style style:name="P3" style:family="paragraph" style:parent-style-name="Standard" style:list-style-name="L1">
      <style:text-properties officeooo:paragraph-rsid="0017baa2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1d390d" officeooo:paragraph-rsid="001d390d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21bbca" officeooo:paragraph-rsid="0021bbca"/>
    </style:style>
    <style:style style:name="P6" style:family="paragraph" style:parent-style-name="Standard" style:list-style-name="L1">
      <style:text-properties officeooo:rsid="0017baa2" officeooo:paragraph-rsid="0017baa2"/>
    </style:style>
    <style:style style:name="P7" style:family="paragraph" style:parent-style-name="Standard" style:list-style-name="L1">
      <style:text-properties officeooo:rsid="00216228" officeooo:paragraph-rsid="00216228"/>
    </style:style>
    <style:style style:name="P8" style:family="paragraph" style:parent-style-name="Standard" style:list-style-name="L1">
      <style:text-properties officeooo:rsid="00249136" officeooo:paragraph-rsid="00249136"/>
    </style:style>
    <style:style style:name="T1" style:family="text">
      <style:text-properties officeooo:rsid="001dd834"/>
    </style:style>
    <style:style style:name="T2" style:family="text">
      <style:text-properties officeooo:rsid="0017ba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list xml:id="list8220814462221779452" text:style-name="L1">
        <text:list-item>
          <text:p text:style-name="P3"><text:a xlink:type="simple" xlink:href="../boats/index.html" text:style-name="Internet_20_link" text:visited-style-name="Visited_20_Internet_20_Link"><text:span text:style-name="T2">Lanternor – vrid din <text:s/>båt.</text:span></text:a></text:p>
        </text:list-item>
        <text:list-item>
          <text:p text:style-name="P4"><text:a xlink:type="simple" xlink:href="../buoys/hitta-hamnen-1.html" text:style-name="Internet_20_link" text:visited-style-name="Visited_20_Internet_20_Link">Extra övning utmärknin</text:a><text:a xlink:type="simple" xlink:href="../buoys/hitta-hamnen-1.html" text:style-name="Internet_20_link" text:visited-style-name="Visited_20_Internet_20_Link"><text:span text:style-name="T1">g</text:span></text:a><text:span text:style-name="T1"> 1.</text:span></text:p>
        </text:list-item>
        <text:list-item>
          <text:p text:style-name="P5"><text:a xlink:type="simple" xlink:href="../buoys/hitta-hamnen-2.html" text:style-name="Internet_20_link" text:visited-style-name="Visited_20_Internet_20_Link">Extra övning utmärkning 2</text:a></text:p>
        </text:list-item>
        <text:list-item>
          <text:p text:style-name="P6"><text:a xlink:type="simple" xlink:href="../quiz/img0.html" text:style-name="Internet_20_link" text:visited-style-name="Visited_20_Internet_20_Link">Glosförhör.</text:a></text:p>
        </text:list-item>
        <text:list-item>
          <text:p text:style-name="P7"><text:a xlink:type="simple" xlink:href="../nav-lights/static/index.html" text:style-name="Internet_20_link" text:visited-style-name="Visited_20_Internet_20_Link">Lanternor</text:a></text:p>
        </text:list-item>
        <text:list-item>
          <text:p text:style-name="P8"><text:a xlink:type="simple" xlink:href="../lighthouse/static/api.html" text:style-name="Internet_20_link" text:visited-style-name="Visited_20_Internet_20_Link">Fyrsimulator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b72d4" officeooo:paragraph-rsid="001b72d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ichael navigationssido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Kolmodin</meta:initial-creator>
    <meta:creation-date>2016-12-12T08:21:35.182077873</meta:creation-date>
    <dc:date>2017-02-19T22:00:30.671036702</dc:date>
    <dc:creator>Michael Kolmodin</dc:creator>
    <meta:editing-duration>P1DT18H8M5S</meta:editing-duration>
    <meta:editing-cycles>10</meta:editing-cycles>
    <meta:generator>LibreOffice/5.2.3.3$Linux_X86_64 LibreOffice_project/20$Build-3</meta:generator>
    <meta:document-statistic meta:table-count="0" meta:image-count="0" meta:object-count="0" meta:page-count="1" meta:paragraph-count="7" meta:word-count="23" meta:character-count="139" meta:non-whitespace-character-count="127"/>
  </office:meta>
</office:document-meta>
</file>